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1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1f3f4" fo:color="#0000ff"/>
    </style:style>
    <style:style style:name="T1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1f3f4" fo:color="#0000ff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#f1f3f4" fo:color="#039be5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1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1f3f4" fo:color="#0000ff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1f3f4" fo:color="#0000ff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#f1f3f4" fo:color="#000000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202124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'Times new roman'" style:font-family-asian="'Times new roman'" style:font-family-complex="'Times new roman'" fo:background-color="transparent" fo:color="#202124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2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0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fo:color="#039be5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33" style:family="text">
      <style:text-properties fo:font-size="14.00pt" fo:font-weight="bold" fo:font-family="'Times new roman'" style:font-family-asian="'Times new roman'" style:font-family-complex="'Times new roman'" fo:background-color="transparent" fo:color="#202124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'Times new roman'" style:font-family-asian="'Times new roman'" style:font-family-complex="'Times new roman'" fo:background-color="transparent" fo:color="#202124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3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fo:color="#039be5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44" style:family="text">
      <style:text-properties fo:font-size="14.00pt" fo:font-weight="bold" fo:font-family="'Times new roman'" style:font-family-asian="'Times new roman'" style:font-family-complex="'Times new roman'" fo:background-color="#f1f3f4" fo:color="#000000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bold" fo:font-family="'Times new roman'" style:font-family-asian="'Times new roman'" style:font-family-complex="'Times new roman'" fo:background-color="transparent" fo:color="#202124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50" style:family="text">
      <style:text-properties fo:font-size="14.00pt" fo:font-weight="bold" fo:font-family="'Times new roman'" style:font-family-asian="'Times new roman'" style:font-family-complex="'Times new roman'" fo:background-color="#f1f3f4" fo:color="#000000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bold" fo:font-family="'Times new roman'" style:font-family-asian="'Times new roman'" style:font-family-complex="'Times new roman'" fo:background-color="transparent" fo:color="#202124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56" style:family="text">
      <style:text-properties fo:font-size="14.00pt" fo:font-weight="bold" fo:font-family="'Times new roman'" style:font-family-asian="'Times new roman'" style:font-family-complex="'Times new roman'" fo:background-color="#f1f3f4" fo:color="#000000"/>
    </style:style>
    <style:style style:name="T57" style:family="text">
      <style:text-properties fo:font-size="14.00pt" fo:font-weight="bold" fo:font-family="'Times new roman'" style:font-family-asian="'Times new roman'" style:font-family-complex="'Times new roman'" fo:background-color="#f1f3f4" fo:color="#37474f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'Times new roman'" style:font-family-asian="'Times new roman'" style:font-family-complex="'Times new roman'" fo:background-color="transparent" fo:color="#202124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63" style:family="text">
      <style:text-properties fo:font-size="14.00pt" fo:font-weight="bold" fo:font-family="'Times new roman'" style:font-family-asian="'Times new roman'" style:font-family-complex="'Times new roman'" fo:background-color="#f1f3f4" fo:color="#000000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fo:font-family="'Times new roman'" style:font-family-asian="'Times new roman'" style:font-family-complex="'Times new roman'" fo:background-color="transparent" fo:color="#202124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69" style:family="text">
      <style:text-properties fo:font-size="14.00pt" fo:font-weight="bold" fo:font-family="'Times new roman'" style:font-family-asian="'Times new roman'" style:font-family-complex="'Times new roman'" fo:background-color="transparent" fo:color="#202124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bold" fo:font-family="'Times new roman'" style:font-family-asian="'Times new roman'" style:font-family-complex="'Times new roman'" fo:background-color="transparent" fo:color="#202124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'Times new roman'" style:font-family-asian="'Times new roman'" style:font-family-complex="'Times new roman'" fo:background-color="transparent" fo:color="#303030"/>
    </style:style>
    <style:style style:name="T81" style:family="text">
      <style:text-properties fo:font-size="14.00pt" fo:font-weight="bold" fo:font-family="'Times new roman'" style:font-family-asian="'Times new roman'" style:font-family-complex="'Times new roman'" fo:background-color="transparent" fo:color="#30303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fo:color="#202124"/>
    </style:style>
    <style:style style:name="P1" style:family="paragraph">
      <style:paragraph-properties fo:line-height="100.00%" fo:text-align="center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8.35pt" fo:text-indent="0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2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20.00%" fo:text-align="left" fo:margin-left="-18.00pt" fo:text-indent="18.00pt"/>
    </style:style>
    <style:style style:name="P16" style:family="paragraph">
      <style:paragraph-properties fo:line-height="120.00%" fo:text-align="lef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28.35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8.35pt" fo:text-indent="0.00pt"/>
    </style:style>
    <text:list-style style:name="L21">
      <text:list-level-style-bullet text:level="1" text:bullet-char="•">
        <style:list-level-properties text:space-before="28.35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18.00pt" fo:text-indent="18.00pt"/>
    </style:style>
    <style:style style:name="P22" style:family="paragraph">
      <style:paragraph-properties fo:line-height="100.00%" fo:text-align="left" fo:margin-left="28.35pt" fo:text-indent="0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8.35pt" fo:text-indent="0.00pt"/>
    </style:style>
    <text:list-style style:name="L25">
      <text:list-level-style-bullet text:level="1" text:bullet-char="•">
        <style:list-level-properties text:space-before="28.35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8.00pt" fo:text-indent="18.00pt"/>
    </style:style>
    <style:style style:name="P26" style:family="paragraph">
      <style:paragraph-properties fo:line-height="100.00%" fo:text-align="left" fo:margin-left="28.35pt" fo:text-indent="0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8.35pt" fo:text-indent="0.00pt"/>
    </style:style>
    <text:list-style style:name="L29">
      <text:list-level-style-bullet text:level="1" text:bullet-char="•">
        <style:list-level-properties text:space-before="28.35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 fo:margin-left="28.35pt" fo:text-indent="0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8.35pt" fo:text-indent="0.00pt"/>
    </style:style>
    <text:list-style style:name="L33">
      <text:list-level-style-bullet text:level="1" text:bullet-char="•">
        <style:list-level-properties text:space-before="28.35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 fo:margin-left="-18.00pt" fo:text-indent="18.00pt"/>
    </style:style>
    <style:style style:name="P34" style:family="paragraph">
      <style:paragraph-properties fo:line-height="100.00%" fo:text-align="left" fo:margin-left="28.35pt" fo:text-indent="0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8.35pt" fo:text-indent="0.00pt"/>
    </style:style>
    <text:list-style style:name="L37">
      <text:list-level-style-bullet text:level="1" text:bullet-char="•">
        <style:list-level-properties text:space-before="28.35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left" fo:margin-left="-18.00pt" fo:text-indent="18.00pt"/>
    </style:style>
    <style:style style:name="P38" style:family="paragraph">
      <style:paragraph-properties fo:line-height="100.00%" fo:text-align="left" fo:margin-left="28.35pt" fo:text-indent="0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28.35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 fo:margin-left="-18.00pt" fo:text-indent="18.00pt"/>
    </style:style>
    <style:style style:name="P41" style:family="paragraph">
      <style:paragraph-properties fo:line-height="100.00%" fo:text-align="left" fo:margin-left="28.35pt" fo:text-indent="0.00pt"/>
    </style:style>
    <style:style style:name="P42" style:family="paragraph">
      <style:paragraph-properties fo:line-height="100.00%" fo:text-align="left"/>
    </style:style>
  </office:automatic-styles>
  <office:body>
    <office:text>
      <text:p text:style-name="P1"><text:span text:style-name="T1">Android Camera Architecture</text:span></text:p>
      <text:p text:style-name="P1"><text:span text:style-name="T2"/></text:p>
      <text:p text:style-name="P1"><text:span text:style-name="T2"/></text:p>
      <text:p text:style-name="P1"><text:span text:style-name="T2"/></text:p>
      <text:list text:style-name="L2">
        <text:list-item>
          <text:p text:style-name="P2"><text:span text:style-name="T3">The goal of android project is to create succesfully real-world product that improves the mobile experience for end users.</text:span></text:p>
        </text:list-item>
        <text:list-item>
          <text:p text:style-name="P2"><text:span text:style-name="T3">Java laguage is mainly used to write the android code even though other languages can be used</text:span></text:p>
        </text:list-item>
      </text:list>
      <text:p text:style-name="P3"><text:span text:style-name="T4"/></text:p>
      <text:p text:style-name="P3"><text:span text:style-name="T5"><text:s text:c="5"/>Camera use cases</text:span></text:p>
      <text:p text:style-name="P3"><text:span text:style-name="T5"><text:s/></text:span></text:p>
      <text:list text:style-name="L4">
        <text:list-item>
          <text:p text:style-name="P4"><text:span text:style-name="T6">Live Previwe of camrea stream</text:span></text:p>
        </text:list-item>
        <text:list-item>
          <text:p text:style-name="P4"><text:span text:style-name="T6">capture a frame</text:span></text:p>
        </text:list-item>
        <text:list-item>
          <text:p text:style-name="P4"><text:span text:style-name="T6">video recording of a camrea stream</text:span></text:p>
        </text:list-item>
      </text:list>
      <text:p text:style-name="P5"><text:span text:style-name="T7"/></text:p>
      <text:p text:style-name="P5"><text:span text:style-name="T7"/></text:p>
      <text:p text:style-name="P5"><text:span text:style-name="T8"><text:s text:c="4"/>Android Camera</text:span></text:p>
      <text:p text:style-name="P5"><text:span text:style-name="T9"/></text:p>
      <text:list text:style-name="L6">
        <text:list-item>
          <text:p text:style-name="P6"><text:span text:style-name="T10">The Android framework includes support for various cameras and camera features available on devices, allowing you to capture pictures and videos in your applications. This document discusses a quick, simple approach to image and video capture for users.</text:span></text:p>
        </text:list-item>
      </text:list>
      <text:p text:style-name="P7"><text:span text:style-name="T11"/></text:p>
      <text:list text:style-name="L8">
        <text:list-item>
          <text:p text:style-name="P8"><text:span text:style-name="T12">The Android framework supports capturing images and video through the<text:s/></text:span><text:a xlink:href="https://developer.android.com/reference/android/hardware/camera2/package-summary.html"><text:span text:style-name="T14">android.hardware.camera2</text:span></text:a><text:span text:style-name="T15"><text:s/></text:span><text:span text:style-name="T16">API or camera<text:s/></text:span><text:a xlink:href="https://developer.android.com/reference/android/content/Intent.html"><text:span text:style-name="T18">Intent</text:span></text:a><text:span text:style-name="T19">. Here are the relevant classes:</text:span></text:p>
        </text:list-item>
      </text:list>
      <text:p text:style-name="P9"><text:span text:style-name="T20"/></text:p>
      <text:p text:style-name="P10"><text:span text:style-name="T21"><text:s text:c="4"/>android.hardware.camera2<text:s text:c="2"/></text:span></text:p>
      <text:p text:style-name="P11"><text:span text:style-name="T22">This package is the primary API for controlling device cameras. It can be used to take pictures or videos when you are building a camera application.</text:span></text:p>
      <text:p text:style-name="P12"><text:span text:style-name="T23"/></text:p>
      <text:p text:style-name="P12"><text:span text:style-name="T23"/></text:p>
      <text:p text:style-name="P13"><text:span text:style-name="T24">Camera Architecture :</text:span></text:p>
      <text:p text:style-name="P13"><text:span text:style-name="T24"/></text:p>
      <text:p text:style-name="P13"><draw:frame text:anchor-type="as-char" svg:width="77.79mm" svg:height="146.84mm" style:rel-width="scale" style:rel-height="scale"><draw:object-ole xlink:href="OleObj1"/><draw:image xlink:href="ObjectReplacements/OleObj1"/></draw:frame><text:span text:style-name="T24"/></text:p>
      <text:p text:style-name="P13"><text:span text:style-name="T24"/></text:p>
      <text:p text:style-name="P13"><text:span text:style-name="T25"/></text:p>
      <text:p text:style-name="P14"><text:span text:style-name="T25"/></text:p>
      <text:p text:style-name="P14"><text:span text:style-name="T26">Application Framework :</text:span></text:p>
      <text:p text:style-name="P14"><text:span text:style-name="T27"/></text:p>
      <text:list text:style-name="L15">
        <text:list-item>
          <text:p text:style-name="P15"><text:span text:style-name="T28">At the application framework level is the app's code, which utilizes the<text:s/></text:span><text:a xlink:href="http://developer.android.com/reference/android/hardware/Camera.html"><text:span text:style-name="T30">android.hardware.Camera</text:span></text:a><text:span text:style-name="T31"><text:s/></text:span><text:span text:style-name="T32">API to interact with the camera hardware. Internally, this code calls a corresponding JNI glue class to access the native code that interacts with the camera.</text:span></text:p>
        </text:list-item>
        <text:list-item>
          <text:p text:style-name="P15"><text:span text:style-name="T32">Java classes Exposed to the application for interfacing with the hardware.</text:span></text:p>
        </text:list-item>
      </text:list>
      <text:p text:style-name="P16"><text:span text:style-name="T32"><text:tab/><text:tab/></text:span><text:span text:style-name="T33">Framework/base/core/java/android/harware/camera.java</text:span></text:p>
      <text:p text:style-name="P16"><text:span text:style-name="T34"/></text:p>
      <text:p text:style-name="P17"><text:span text:style-name="T35"><text:s text:c="2"/>JNI :</text:span></text:p>
      <text:p text:style-name="P17"><text:span text:style-name="T36"/></text:p>
      <text:list text:style-name="L18">
        <text:list-item>
          <text:p text:style-name="P18"><text:span text:style-name="T37">It is the glue code between java classes and native classes</text:span></text:p>
        </text:list-item>
        <text:list-item>
          <text:p text:style-name="P18"><text:span text:style-name="T37">The JNI code associated with<text:s/></text:span><text:a xlink:href="http://developer.android.com/reference/android/hardware/Camera.html"><text:span text:style-name="T39">android.hardware.Camera</text:span></text:a><text:span text:style-name="T40"><text:s/></text:span><text:span text:style-name="T41">is located in<text:s/></text:span><text:span text:style-name="T42"/></text:p>
        </text:list-item>
      </text:list>
      <text:p text:style-name="P19"><text:span text:style-name="T43"><text:tab/></text:span><text:span text:style-name="T44">frameworks/base/core/jni/android_hardware_Camera.cpp</text:span><text:span text:style-name="T45">.<text:s/></text:span><text:span text:style-name="T46"/></text:p>
      <text:p text:style-name="P19"><text:span text:style-name="T46"/></text:p>
      <text:p text:style-name="P19"><text:span text:style-name="T47"><text:s text:c="3"/>Native framework :</text:span></text:p>
      <text:p text:style-name="P20"><text:span text:style-name="T48"/></text:p>
      <text:list text:style-name="L21">
        <text:list-item>
          <text:p text:style-name="P21"><text:span text:style-name="T49">The native framework defined in<text:s/></text:span><text:span text:style-name="T50">frameworks/av/camera/Camera.cpp<text:s/></text:span><text:span text:style-name="T51">. This class calls the IPC binder proxies to obtain access to the camera service.</text:span></text:p>
        </text:list-item>
      </text:list>
      <text:p text:style-name="P22"><text:span text:style-name="T52"/></text:p>
      <text:p text:style-name="P23"><text:span text:style-name="T53">Binder IPC proxies :</text:span></text:p>
      <text:p text:style-name="P24"><text:span text:style-name="T54"/></text:p>
      <text:list text:style-name="L25">
        <text:list-item>
          <text:p text:style-name="P25"><text:span text:style-name="T55">The IPC binder proxies facilitate communication over process boundaries. There are three camera binder classes that are located in<text:s/></text:span><text:span text:style-name="T56">frameworks/av/camera</text:span><text:span text:style-name="T57"><text:s/></text:span><text:span text:style-name="T58">directory that calls into camera service. </text:span></text:p>
        </text:list-item>
        <text:list-item>
          <text:p text:style-name="P25"><text:span text:style-name="T58">ICameraService is the interface to the camera service, ICamera is the interface to a specific opened camera device.</text:span></text:p>
        </text:list-item>
        <text:list-item>
          <text:p text:style-name="P25"><text:span text:style-name="T58">and ICameraClient is the device's interface back to the application framework.</text:span></text:p>
        </text:list-item>
      </text:list>
      <text:p text:style-name="P26"><text:span text:style-name="T59"/></text:p>
      <text:p text:style-name="P27"><text:span text:style-name="T60">Camera service :</text:span></text:p>
      <text:p text:style-name="P28"><text:span text:style-name="T61"/></text:p>
      <text:list text:style-name="L29">
        <text:list-item>
          <text:p text:style-name="P29"><text:span text:style-name="T62">The camera service, located in<text:s/></text:span><text:span text:style-name="T63">frameworks/av/services/camera/libcameraservice/CameraService.cpp</text:span><text:span text:style-name="T64">, is the actual code that interacts with the HAL.</text:span></text:p>
        </text:list-item>
        <text:list-item>
          <text:p text:style-name="P29"><text:span text:style-name="T64">It manages permissions and lifecycle of the camera devices.</text:span></text:p>
        </text:list-item>
      </text:list>
      <text:p text:style-name="P30"><text:span text:style-name="T65"/></text:p>
      <text:p text:style-name="P31"><text:span text:style-name="T66"><text:s/>HAL interface :</text:span></text:p>
      <text:p text:style-name="P32"><text:span text:style-name="T67"/></text:p>
      <text:list text:style-name="L33">
        <text:list-item>
          <text:p text:style-name="P33"><text:span text:style-name="T68">hardware intercace loactaed in<text:s text:c="2"/></text:span><text:span text:style-name="T69">hardware/libhardware/include/hardware see<text:s/></text:span><text:span text:style-name="T70">camera.h and camera_common.h files </text:span></text:p>
        </text:list-item>
      </text:list>
      <text:p text:style-name="P34"><text:span text:style-name="T71"/></text:p>
      <text:p text:style-name="P35"><text:span text:style-name="T72">HAL implementation :</text:span></text:p>
      <text:p text:style-name="P36"><text:span text:style-name="T73"/></text:p>
      <text:list text:style-name="L37">
        <text:list-item>
          <text:p text:style-name="P37"><text:span text:style-name="T74">hardware specific implementations depends on host processor ,isp and sensor located in<text:s/></text:span><text:span text:style-name="T75">hardware/&lt;vendor&gt;/camera/Qcamera2/HAL/wrapper</text:span><text:span text:style-name="T76"><text:s/>in that see .h and .cpp files</text:span></text:p>
        </text:list-item>
      </text:list>
      <text:p text:style-name="P38"><text:span text:style-name="T77"/></text:p>
      <text:p text:style-name="P39"><text:span text:style-name="T78">Kernel drivers :</text:span></text:p>
      <text:p text:style-name="P39"><text:span text:style-name="T79"/></text:p>
      <text:list text:style-name="L40">
        <text:list-item>
          <text:p text:style-name="P40"><text:span text:style-name="T80">In general, the low-level implementation of the Camera APIs is V4L2,the camrea driver itself in</text:span><text:span text:style-name="T81"><text:s/>kernel/drivers/media/v4l2/dev.c</text:span></text:p>
        </text:list-item>
      </text:list>
      <text:p text:style-name="P41"><text:span text:style-name="T82"/></text:p>
      <text:p text:style-name="P41"><text:span text:style-name="T82"/></text:p>
      <text:p text:style-name="P41"><text:span text:style-name="T82"/></text:p>
      <text:p text:style-name="P41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